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</text:h>
      <text:list text:style-name="L1">
        <text:list-item>
          <text:p text:style-name="P1">alpha</text:p>
        </text:list-item>
        <text:list-item>
          <text:p text:style-name="P1">bravo</text:p>
        </text:list-item>
        <text:list-item>
          <text:p text:style-name="P1">charlie</text:p>
        </text:list-item>
        <text:list-item>
          <text:p text:style-name="P1">nuovo elemento con i=100</text:p>
        </text:list-item>
        <text:list-item>
          <text:p text:style-name="P1">nuovo elemento con i=101</text:p>
        </text:list-item>
        <text:list-item>
          <text:p text:style-name="P1">nuovo elemento con i=102</text:p>
        </text:list-item>
        <text:list-item>
          <text:p text:style-name="P1">nuovo elemento con i=103</text:p>
        </text:list-item>
        <text:list-item>
          <text:p text:style-name="P1">nuovo elemento con i=104</text:p>
        </text:list-item>
        <text:list-item>
          <text:p text:style-name="P1">nuovo elemento con i=105</text:p>
        </text:list-item>
        <text:list-item>
          <text:p text:style-name="P1">nuovo elemento con i=106</text:p>
        </text:list-item>
        <text:list-item>
          <text:p text:style-name="P1">nuovo elemento con i=107</text:p>
        </text:list-item>
        <text:list-item>
          <text:p text:style-name="P1">nuovo elemento con i=108</text:p>
        </text:list-item>
        <text:list-item>
          <text:p text:style-name="P1">nuovo elemento con i=109</text:p>
        </text:list-item>
        <text:list-item>
          <text:p text:style-name="P1">nuovo elemento con i=110</text:p>
        </text:list-item>
        <text:list-item>
          <text:p text:style-name="P1">nuovo elemento con i=111</text:p>
        </text:list-item>
        <text:list-item>
          <text:p text:style-name="P1">nuovo elemento con i=112</text:p>
        </text:list-item>
        <text:list-item>
          <text:p text:style-name="P1">nuovo elemento con i=113</text:p>
        </text:list-item>
        <text:list-item>
          <text:p text:style-name="P1">nuovo elemento con i=114</text:p>
        </text:list-item>
        <text:list-item>
          <text:p text:style-name="P1">nuovo elemento con i=115</text:p>
        </text:list-item>
        <text:list-item>
          <text:p text:style-name="P1">nuovo elemento con i=116</text:p>
        </text:list-item>
        <text:list-item>
          <text:p text:style-name="P1">nuovo elemento con i=117</text:p>
        </text:list-item>
        <text:list-item>
          <text:p text:style-name="P1">nuovo elemento con i=118</text:p>
        </text:list-item>
        <text:list-item>
          <text:p text:style-name="P1">nuovo elemento con i=119</text:p>
        </text:list-item>
        <text:list-item>
          <text:p text:style-name="P1">nuovo elemento con i=120</text:p>
        </text:list-item>
        <text:list-item>
          <text:p text:style-name="P1">nuovo elemento con i=121</text:p>
        </text:list-item>
        <text:list-item>
          <text:p text:style-name="P1">nuovo elemento con i=122</text:p>
        </text:list-item>
        <text:list-item>
          <text:p text:style-name="P1">nuovo elemento con i=123</text:p>
        </text:list-item>
        <text:list-item>
          <text:p text:style-name="P1">nuovo elemento con i=124</text:p>
        </text:list-item>
        <text:list-item>
          <text:p text:style-name="P1">nuovo elemento con i=125</text:p>
        </text:list-item>
        <text:list-item>
          <text:p text:style-name="P1">nuovo elemento con i=126</text:p>
        </text:list-item>
        <text:list-item>
          <text:p text:style-name="P1">nuovo elemento con i=127</text:p>
        </text:list-item>
        <text:list-item>
          <text:p text:style-name="P1">nuovo elemento con i=128</text:p>
        </text:list-item>
        <text:list-item>
          <text:p text:style-name="P1">nuovo elemento con i=129</text:p>
        </text:list-item>
        <text:list-item>
          <text:p text:style-name="P1">nuovo elemento con i=130</text:p>
        </text:list-item>
        <text:list-item>
          <text:p text:style-name="P1">nuovo elemento con i=131</text:p>
        </text:list-item>
        <text:list-item>
          <text:p text:style-name="P1">nuovo elemento con i=132</text:p>
        </text:list-item>
        <text:list-item>
          <text:p text:style-name="P1">nuovo elemento con i=133</text:p>
        </text:list-item>
        <text:list-item>
          <text:p text:style-name="P1">nuovo elemento con i=134</text:p>
        </text:list-item>
        <text:list-item>
          <text:p text:style-name="P1">nuovo elemento con i=135</text:p>
        </text:list-item>
        <text:list-item>
          <text:p text:style-name="P1">nuovo elemento con i=136</text:p>
        </text:list-item>
        <text:list-item>
          <text:p text:style-name="P1">nuovo elemento con i=137</text:p>
        </text:list-item>
        <text:list-item>
          <text:p text:style-name="P1">nuovo elemento con i=138</text:p>
        </text:list-item>
        <text:list-item>
          <text:p text:style-name="P1">nuovo elemento con i=139</text:p>
        </text:list-item>
        <text:list-item>
          <text:p text:style-name="P1">nuovo elemento con i=140</text:p>
        </text:list-item>
        <text:list-item>
          <text:p text:style-name="P1">nuovo elemento con i=141</text:p>
        </text:list-item>
        <text:list-item>
          <text:p text:style-name="P1">nuovo elemento con i=142</text:p>
        </text:list-item>
        <text:list-item>
          <text:p text:style-name="P1">nuovo elemento con i=143</text:p>
        </text:list-item>
        <text:list-item>
          <text:p text:style-name="P1">nuovo elemento con i=144</text:p>
        </text:list-item>
        <text:list-item>
          <text:p text:style-name="P1">nuovo elemento con i=145</text:p>
        </text:list-item>
        <text:list-item>
          <text:p text:style-name="P1">nuovo elemento con i=146</text:p>
        </text:list-item>
        <text:list-item>
          <text:p text:style-name="P1">nuovo elemento con i=147</text:p>
        </text:list-item>
        <text:list-item>
          <text:p text:style-name="P1">nuovo elemento con i=148</text:p>
        </text:list-item>
        <text:list-item>
          <text:p text:style-name="P1">nuovo elemento con i=149</text:p>
        </text:list-item>
        <text:list-item>
          <text:p text:style-name="P1">nuovo elemento con i=150</text:p>
        </text:list-item>
        <text:list-item>
          <text:p text:style-name="P1">nuovo elemento con i=151</text:p>
        </text:list-item>
        <text:list-item>
          <text:p text:style-name="P1">nuovo elemento con i=152</text:p>
        </text:list-item>
        <text:list-item>
          <text:p text:style-name="P1">nuovo elemento con i=153</text:p>
        </text:list-item>
        <text:list-item>
          <text:p text:style-name="P1">nuovo elemento con i=154</text:p>
        </text:list-item>
        <text:list-item>
          <text:p text:style-name="P1">nuovo elemento con i=155</text:p>
        </text:list-item>
        <text:list-item>
          <text:p text:style-name="P1">nuovo elemento con i=156</text:p>
        </text:list-item>
        <text:list-item>
          <text:p text:style-name="P1">nuovo elemento con i=157</text:p>
        </text:list-item>
        <text:list-item>
          <text:p text:style-name="P1">nuovo elemento con i=158</text:p>
        </text:list-item>
        <text:list-item>
          <text:p text:style-name="P1">nuovo elemento con i=159</text:p>
        </text:list-item>
        <text:list-item>
          <text:p text:style-name="P1">nuovo elemento con i=160</text:p>
        </text:list-item>
        <text:list-item>
          <text:p text:style-name="P1">nuovo elemento con i=161</text:p>
        </text:list-item>
        <text:list-item>
          <text:p text:style-name="P1">nuovo elemento con i=162</text:p>
        </text:list-item>
        <text:list-item>
          <text:p text:style-name="P1">nuovo elemento con i=163</text:p>
        </text:list-item>
        <text:list-item>
          <text:p text:style-name="P1">nuovo elemento con i=164</text:p>
        </text:list-item>
        <text:list-item>
          <text:p text:style-name="P1">nuovo elemento con i=165</text:p>
        </text:list-item>
        <text:list-item>
          <text:p text:style-name="P1">nuovo elemento con i=166</text:p>
        </text:list-item>
        <text:list-item>
          <text:p text:style-name="P1">nuovo elemento con i=167</text:p>
        </text:list-item>
        <text:list-item>
          <text:p text:style-name="P1">nuovo elemento con i=168</text:p>
        </text:list-item>
        <text:list-item>
          <text:p text:style-name="P1">nuovo elemento con i=169</text:p>
        </text:list-item>
        <text:list-item>
          <text:p text:style-name="P1">nuovo elemento con i=170</text:p>
        </text:list-item>
        <text:list-item>
          <text:p text:style-name="P1">nuovo elemento con i=171</text:p>
        </text:list-item>
        <text:list-item>
          <text:p text:style-name="P1">nuovo elemento con i=172</text:p>
        </text:list-item>
        <text:list-item>
          <text:p text:style-name="P1">nuovo elemento con i=173</text:p>
        </text:list-item>
        <text:list-item>
          <text:p text:style-name="P1">nuovo elemento con i=174</text:p>
        </text:list-item>
        <text:list-item>
          <text:p text:style-name="P1">nuovo elemento con i=175</text:p>
        </text:list-item>
        <text:list-item>
          <text:p text:style-name="P1">nuovo elemento con i=176</text:p>
        </text:list-item>
        <text:list-item>
          <text:p text:style-name="P1">nuovo elemento con i=177</text:p>
        </text:list-item>
        <text:list-item>
          <text:p text:style-name="P1">nuovo elemento con i=178</text:p>
        </text:list-item>
        <text:list-item>
          <text:p text:style-name="P1">nuovo elemento con i=179</text:p>
        </text:list-item>
        <text:list-item>
          <text:p text:style-name="P1">nuovo elemento con i=180</text:p>
        </text:list-item>
        <text:list-item>
          <text:p text:style-name="P1">nuovo elemento con i=181</text:p>
        </text:list-item>
        <text:list-item>
          <text:p text:style-name="P1">nuovo elemento con i=182</text:p>
        </text:list-item>
        <text:list-item>
          <text:p text:style-name="P1">nuovo elemento con i=183</text:p>
        </text:list-item>
        <text:list-item>
          <text:p text:style-name="P1">nuovo elemento con i=184</text:p>
        </text:list-item>
        <text:list-item>
          <text:p text:style-name="P1">nuovo elemento con i=185</text:p>
        </text:list-item>
        <text:list-item>
          <text:p text:style-name="P1">nuovo elemento con i=186</text:p>
        </text:list-item>
        <text:list-item>
          <text:p text:style-name="P1">nuovo elemento con i=187</text:p>
        </text:list-item>
        <text:list-item>
          <text:p text:style-name="P1">nuovo elemento con i=188</text:p>
        </text:list-item>
        <text:list-item>
          <text:p text:style-name="P1">nuovo elemento con i=189</text:p>
        </text:list-item>
        <text:list-item>
          <text:p text:style-name="P1">nuovo elemento con i=190</text:p>
        </text:list-item>
        <text:list-item>
          <text:p text:style-name="P1">nuovo elemento con i=191</text:p>
        </text:list-item>
        <text:list-item>
          <text:p text:style-name="P1">nuovo elemento con i=192</text:p>
        </text:list-item>
        <text:list-item>
          <text:p text:style-name="P1">nuovo elemento con i=193</text:p>
        </text:list-item>
        <text:list-item>
          <text:p text:style-name="P1">nuovo elemento con i=194</text:p>
        </text:list-item>
        <text:list-item>
          <text:p text:style-name="P1">nuovo elemento con i=195</text:p>
        </text:list-item>
        <text:list-item>
          <text:p text:style-name="P1">nuovo elemento con i=196</text:p>
        </text:list-item>
        <text:list-item>
          <text:p text:style-name="P1">nuovo elemento con i=197</text:p>
        </text:list-item>
        <text:list-item>
          <text:p text:style-name="P1">nuovo elemento con i=198</text:p>
        </text:list-item>
        <text:list-item>
          <text:p text:style-name="P1">nuovo elemento con i=199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6-18T13:57:14</meta:creation-date>
    <dc:date>2009-06-18T13:58:47</dc:date>
    <meta:editing-cycles>1</meta:editing-cycles>
    <meta:editing-duration>PT1M3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" meta:word-count="7" meta:character-count="35"/>
  </office:meta>
</office:document-meta>
</file>